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a235"/>
    </style:style>
    <style:style style:name="P2" style:family="paragraph" style:parent-style-name="Standard">
      <style:text-properties officeooo:paragraph-rsid="000f8937"/>
    </style:style>
    <style:style style:name="P3" style:family="paragraph" style:parent-style-name="Standard">
      <style:text-properties fo:font-weight="bold" officeooo:paragraph-rsid="000f8937" style:font-weight-asian="bold" style:font-weight-complex="bold"/>
    </style:style>
    <style:style style:name="P4" style:family="paragraph" style:parent-style-name="Standard">
      <style:text-properties fo:font-weight="normal" officeooo:paragraph-rsid="000f8937" style:font-weight-asian="normal" style:font-weight-complex="normal"/>
    </style:style>
    <style:style style:name="P5" style:family="paragraph" style:parent-style-name="Heading">
      <style:paragraph-properties fo:text-align="center" style:justify-single-word="false"/>
      <style:text-properties officeooo:paragraph-rsid="001090d2"/>
    </style:style>
    <style:style style:name="P6" style:family="paragraph" style:parent-style-name="Text_20_body">
      <style:text-properties officeooo:paragraph-rsid="000a7649"/>
    </style:style>
    <style:style style:name="P7" style:family="paragraph" style:parent-style-name="Text_20_body" style:list-style-name="L1">
      <style:text-properties officeooo:paragraph-rsid="000a7649"/>
    </style:style>
    <style:style style:name="P8" style:family="paragraph" style:parent-style-name="Text_20_body" style:list-style-name="L1">
      <style:text-properties fo:font-weight="bold" officeooo:paragraph-rsid="000a7649" style:font-weight-asian="bold" style:font-weight-complex="bold"/>
    </style:style>
    <style:style style:name="P9" style:family="paragraph" style:parent-style-name="Text_20_body" style:list-style-name="L1">
      <style:text-properties fo:font-weight="normal" officeooo:paragraph-rsid="000a7649" style:font-weight-asian="normal" style:font-weight-complex="normal"/>
    </style:style>
    <style:style style:name="P10" style:family="paragraph" style:parent-style-name="Text_20_body" style:list-style-name="L1">
      <style:text-properties fo:font-weight="normal" officeooo:paragraph-rsid="000c3dc7" style:font-weight-asian="normal" style:font-weight-complex="normal"/>
    </style:style>
    <style:style style:name="P11" style:family="paragraph" style:parent-style-name="Text_20_body">
      <style:text-properties officeooo:paragraph-rsid="000c3dc7"/>
    </style:style>
    <style:style style:name="P12" style:family="paragraph" style:parent-style-name="Text_20_body" style:list-style-name="L2">
      <style:text-properties officeooo:paragraph-rsid="000c3dc7"/>
    </style:style>
    <style:style style:name="P13" style:family="paragraph" style:parent-style-name="Text_20_body">
      <style:paragraph-properties fo:text-align="center" style:justify-single-word="false"/>
      <style:text-properties officeooo:paragraph-rsid="001090d2"/>
    </style:style>
    <style:style style:name="P14" style:family="paragraph" style:parent-style-name="Heading_20_1">
      <style:text-properties officeooo:paragraph-rsid="000a7649"/>
    </style:style>
    <style:style style:name="P15" style:family="paragraph" style:parent-style-name="Heading_20_6">
      <style:paragraph-properties fo:text-align="center" style:justify-single-word="false"/>
      <style:text-properties officeooo:paragraph-rsid="001090d2"/>
    </style:style>
    <style:style style:name="T1" style:family="text">
      <style:text-properties officeooo:rsid="0009a235"/>
    </style:style>
    <style:style style:name="T2" style:family="text">
      <style:text-properties officeooo:rsid="000a7649"/>
    </style:style>
    <style:style style:name="T3" style:family="text">
      <style:text-properties fo:font-weight="bold" officeooo:rsid="000a7649" style:font-weight-asian="bold" style:font-weight-complex="bold"/>
    </style:style>
    <style:style style:name="T4" style:family="text">
      <style:text-properties officeooo:rsid="000c3dc7"/>
    </style:style>
    <style:style style:name="T5" style:family="text">
      <style:text-properties officeooo:rsid="000dfb81"/>
    </style:style>
    <style:style style:name="T6" style:family="text">
      <style:text-properties officeooo:rsid="000f8937"/>
    </style:style>
    <style:style style:name="T7" style:family="text">
      <style:text-properties fo:font-style="italic" officeooo:rsid="000f8937" style:font-style-asian="italic" style:font-style-complex="italic"/>
    </style:style>
    <style:style style:name="T8" style:family="text">
      <style:text-properties fo:font-style="normal" officeooo:rsid="000f8937" style:font-style-asian="normal" style:font-style-complex="normal"/>
    </style:style>
    <style:style style:name="T9" style:family="text">
      <style:text-properties fo:font-style="normal" fo:font-weight="bold" officeooo:rsid="000f8937" style:font-style-asian="normal" style:font-weight-asian="bold" style:font-style-complex="normal" style:font-weight-complex="bold"/>
    </style:style>
    <style:style style:name="T10" style:family="text">
      <style:text-properties officeooo:rsid="001090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0">Télécommunications et systèmes distribués / Réseaux et Télécommunications </text:span></text:p>
      <text:h text:style-name="P15" text:outline-level="6"><text:span text:style-name="T10">Projet final</text:span></text:h>
      <text:p text:style-name="P13"><text:span text:style-name="T10">2013</text:span></text:p>
      <text:h text:style-name="Heading_20_1" text:outline-level="1"><text:span text:style-name="T1">Le problème</text:span></text:h>
      <text:p text:style-name="P1"><text:span text:style-name="T1">On veut développer un système distribué dans lequel on simule un groupement de processus s'exécutant en même temps ou en parallèle dans un système informatique, muni d'un mécanisme de passage de messages asynchrone.</text:span></text:p>
      <text:p text:style-name="P1"><text:span text:style-name="T1">Chaque processus contient un groupement de ressources locales (fichiers comme programmes) qui peuvent-être partagées avec les autres processus et chaque processus utilise un sous-groupe de ressources de manière exclusivement temporaire, qu'il libère après les avoir utilisées.</text:span></text:p>
      <text:p text:style-name="P1"><text:span text:style-name="T1">Chaque groupement de ressources auquel on accède est placé dans ce qu'on appelle une région critique (région abstraite). Deux régions critiques différentes accède à des ressources différentes.</text:span></text:p>
      <text:p text:style-name="P2"><text:span text:style-name="T6"/></text:p>
      <text:p text:style-name="P2"><text:span text:style-name="T6">Le système distribué compte </text:span><text:span text:style-name="T7">n</text:span><text:span text:style-name="T8"> processus et </text:span><text:span text:style-name="T7">k </text:span><text:span text:style-name="T8">régions critiques.</text:span></text:p>
      <text:p text:style-name="P2"><text:span text:style-name="T8">Chaque processus a le comportement suivant :</text:span></text:p>
      <text:p text:style-name="P2"><text:span text:style-name="T8"/></text:p>
      <text:p text:style-name="P3"><text:span text:style-name="T8">…</text:span></text:p>
      <text:p text:style-name="P3"><text:span text:style-name="T8">while (! finish() ) {</text:span></text:p>
      <text:p text:style-name="P3"><text:span text:style-name="T8"><text:tab/>// … do something</text:span></text:p>
      <text:p text:style-name="P3"><text:span text:style-name="T8"><text:tab/>critical_region r = get_critical_region() ;</text:span></text:p>
      <text:p text:style-name="P3"><text:span text:style-name="T8"><text:tab/>enter(r) ;</text:span></text:p>
      <text:p text:style-name="P3"><text:span text:style-name="T8"><text:tab/>…</text:span></text:p>
      <text:p text:style-name="P3"><text:span text:style-name="T8"><text:tab/>release(r) ;</text:span></text:p>
      <text:p text:style-name="P3"><text:span text:style-name="T8">}</text:span></text:p>
      <text:p text:style-name="P3"><text:span text:style-name="T8">exit() ;</text:span></text:p>
      <text:p text:style-name="P3"><text:span text:style-name="T8"/></text:p>
      <text:p text:style-name="P4"><text:span text:style-name="T8">Où la fonction </text:span><text:span text:style-name="T9">get_critical_region()</text:span><text:span text:style-name="T8"> génère la région critique à laquelle on veut accéder dans la boucle présente. À noter que l'on peut générer la région critique de manière aléatoire.</text:span></text:p>
      <text:p text:style-name="P3"><text:span text:style-name="T8"/></text:p>
      <text:h text:style-name="P14" text:outline-level="1"><text:span text:style-name="T2">Ce qui est demandé</text:span></text:h>
      <text:p text:style-name="P6"><text:span text:style-name="T2">Implémentez le système distribué décrit sans utiliser de coordination centrale. Vous avez la possibilité d'utiliser le langage de votre choix. Concrètement vous devrez :</text:span></text:p>
      <text:list xml:id="list2423925403572745536" text:style-name="L1">
        <text:list-item>
          <text:p text:style-name="P7"><text:span text:style-name="T2">Implémenter un groupement de primitives de communication de haut niveau pour implémenter les algorithmes requis. En particulier, nous vous recommandons l'API suivante :</text:span></text:p>
          <text:p text:style-name="P8"><text:span text:style-name="T2">processes() ;</text:span></text:p>
          <text:p text:style-name="P8"><text:span text:style-name="T2">my_pid() ;</text:span></text:p>
          <text:p text:style-name="P8"><text:span text:style-name="T2">send_to(pid,msg) ;</text:span></text:p>
          <text:p text:style-name="P8"><text:span text:style-name="T2">msg=recv_from(pid) ;</text:span></text:p>
          <text:p text:style-name="P9"><text:span text:style-name="T2">Où </text:span><text:span text:style-name="T3">pid</text:span><text:span text:style-name="T2"> dans </text:span><text:span text:style-name="T3">send_to() </text:span><text:span text:style-name="T2">et </text:span><text:span text:style-name="T3">recv_from() </text:span><text:span text:style-name="T2">est l'identifiant du processus destinataire ou alors ANY dans le cas d'un broadcast. Les autres fonctions auront une sémantique évidente. On peu simuler l'exécution du code à l'intérieur d'une région critique par un simple retard (de </text:span><text:soft-page-break/><text:span text:style-name="T2">même avec </text:span><text:span text:style-name="T3">do_something</text:span><text:span text:style-name="T2">).</text:span></text:p>
        </text:list-item>
        <text:list-item>
          <text:p text:style-name="P9"><text:span text:style-name="T2">Définir un protocole (algorithme) distribué pour que chaque processus accède à son groupement de ressources de manière exclusive chaque fois qu'il le sollicite. </text:span></text:p>
        </text:list-item>
        <text:list-item>
          <text:p text:style-name="P10"><text:span text:style-name="T4">Chaque processus devrait pouvoir s'exécuter par une ligne de commande, en donnant un identifiant de processus.</text:span></text:p>
        </text:list-item>
        <text:list-item>
          <text:p text:style-name="P10"><text:span text:style-name="T4">Les processus peuvent être en même temps dans des régions critiques différentes.</text:span></text:p>
        </text:list-item>
        <text:list-item>
          <text:p text:style-name="P10"><text:span text:style-name="T4">Implémenter un mécanisme de fin automatique (quand tous les nœuds sont en veille et quand il n'y a plus de message en transit).</text:span></text:p>
        </text:list-item>
      </text:list>
      <text:h text:style-name="Heading_20_1" text:outline-level="1"><text:span text:style-name="T4">Évaluation </text:span></text:h>
      <text:p text:style-name="P11"><text:span text:style-name="T4">Chaque groupe devra exposer son implémentation et chacun des membres doit pouvoir répondre de manière satisfaisante aux questions posées par les enseignants comme par les élèves.</text:span></text:p>
      <text:p text:style-name="P11"><text:span text:style-name="T4">Les éléments d'évaluation seront :</text:span></text:p>
      <text:list xml:id="list2695756726437034776" text:style-name="L2">
        <text:list-item>
          <text:p text:style-name="P12"><text:span text:style-name="T4">Bonne implémentation</text:span></text:p>
        </text:list-item>
        <text:list-item>
          <text:p text:style-name="P12"><text:span text:style-name="T4">Facilité d'utilisation</text:span></text:p>
        </text:list-item>
        <text:list-item>
          <text:p text:style-name="P12"><text:span text:style-name="T4">Généralisation</text:span></text:p>
        </text:list-item>
        <text:list-item>
          <text:p text:style-name="P12"><text:span text:style-name="T4">Algorithmes sélectionnés pour les deux solutions demandées</text:span></text:p>
        </text:list-item>
        <text:list-item>
          <text:p text:style-name="P12"><text:span text:style-name="T4">Analyse du rendement (se mesure </text:span><text:span text:style-name="T5">à l'aide d</text:span><text:span text:style-name="T4">u nombre de messages nécessaires) de chaque solu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abille</meta:initial-creator>
    <meta:creation-date>2013-11-06T10:10:37</meta:creation-date>
    <dc:date>2013-11-06T10:50:56</dc:date>
    <dc:creator>gabriel mabille</dc:creator>
    <meta:editing-duration>PT25M8S</meta:editing-duration>
    <meta:editing-cycles>5</meta:editing-cycles>
    <meta:generator>LibreOffice/4.0.2.2$Linux_X86_64 LibreOffice_project/400m0$Build-2</meta:generator>
    <meta:document-statistic meta:table-count="0" meta:image-count="0" meta:object-count="0" meta:page-count="2" meta:paragraph-count="39" meta:word-count="425" meta:character-count="2831" meta:non-whitespace-character-count="2447"/>
  </office:meta>
</office:document-meta>
</file>